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A.CAT</text:p>
      <text:p text:style-name="P2">Màxima alerta per inundacions i rierades</text:p>
      <text:p text:style-name="P2">Després de les pluges torrencials de divendres al cap de setmana la temperatura pujarà</text:p>
      <text:p text:style-name="Text_20_body"><text:span text:style-name="T3">Situació molt </text:span><text:span text:style-name="Strong_20_Emphasis"><text:span text:style-name="T3">complexa i perillosa</text:span></text:span><text:span text:style-name="T3"> la que estem vivint avui a Catalunya amb</text:span><text:span text:style-name="Strong_20_Emphasis"><text:span text:style-name="T3"> tempestes, aiguats, inundacions i rierades</text:span></text:span><text:span text:style-name="T3">, sobretot a les </text:span><text:span text:style-name="Strong_20_Emphasis"><text:span text:style-name="T3">comarques litorals i prelitorals</text:span></text:span><text:span text:style-name="T3">. La </text:span><text:span text:style-name="Strong_20_Emphasis"><text:span text:style-name="T3">pluja torrencial </text:span></text:span><text:span text:style-name="T3">s'anirà estenen per tot el litoral i cap a les comarques del </text:span><text:span text:style-name="Strong_20_Emphasis"><text:span text:style-name="T3">nord-est, </text:span></text:span><text:span text:style-name="T3">a la resta també hi plourà però de forma més moderada. Cap de setmana més estable i amb un repunt de les temperatures.</text:span></text:p>
      <text:p text:style-name="Text_20_body"><text:span text:style-name="T3">Després de la complexa situació d'avui divendres, demà a </text:span><text:span text:style-name="Strong_20_Emphasis"><text:span text:style-name="T3">primera hora</text:span></text:span><text:span text:style-name="T3"> encara pot quedar </text:span><text:span text:style-name="Strong_20_Emphasis"><text:span text:style-name="T3">alguna tempesta a la Costa Brava</text:span></text:span><text:span text:style-name="T3">. </text:span><text:span text:style-name="Strong_20_Emphasis"><text:span text:style-name="T3">Boirines i núvols baixos matinals</text:span></text:span><text:span text:style-name="T3">, degut a l'elevada humitat produïda per les intenses precipitacions. Aquests núvols baixos i boirnes s'aniran dissipant donant pas a una jornada més assolellada amb alguns núvols alts i també nuvolades en zones de munyanya, però no esperem ja més precipitacions. Les mínimes similars al dia anterior, però </text:span><text:span text:style-name="Strong_20_Emphasis"><text:span text:style-name="T3">les màximes pujaran</text:span></text:span><text:span text:style-name="T3"> ja que hi haurà més estones de sol. Vent feble de component sud, amb ràfegues moderades a la tarda al Pirineu, a les comarques gironines i a les Terres de l'Ebre.</text:span></text:p>
      <text:p text:style-name="Text_20_body"><text:span text:style-name="Strong_20_Emphasis"><text:span text:style-name="T3">Diumenge tindrem un repunt de les temperatures</text:span></text:span><text:span text:style-name="T3"> amb màximes que s'enfilaran per sobre dels </text:span><text:span text:style-name="Strong_20_Emphasis"><text:span text:style-name="T3">30ºC a Ponent, a la Catalunya Central i al Prelitoral</text:span></text:span><text:span text:style-name="T3">, fins i tot podrien fregar els 35ºC al Pla de Lleida. Temps variable amb més nuvolositat a l'oest i més sol a l'est. A partir de la tarda </text:span><text:span text:style-name="Strong_20_Emphasis"><text:span text:style-name="T3">arribaran ruixats al Pirineu Occidental, a l'interior de les Terres de l'Ebre</text:span></text:span><text:span text:style-name="T3"> i algun altra punt de Ponent. </text:span></text:p>
      <text:p text:style-name="Standard"/>
      <text:p text:style-name="Text_20_body">Mor l'home apallissat després de resistir-se al robatori del telèfon mòbil a Barcelona</text:p>
      <text:p text:style-name="Standard"><text:span text:style-name="T3">L'home que aquest dimarts al vespre </text:span><text:span text:style-name="Strong_20_Emphasis"><text:span text:style-name="T3">es va resistir al robatori del seu telèfon mòbil</text:span></text:span><text:span text:style-name="T3"> al barri del </text:span><text:span text:style-name="Strong_20_Emphasis"><text:span text:style-name="T3">Poblenou </text:span></text:span><text:span text:style-name="T3">de Barcelona </text:span><text:span text:style-name="Strong_20_Emphasis"><text:span text:style-name="T3">ha acabat morint</text:span></text:span><text:span text:style-name="T3"> al centre hospitalari dies després. Els fets van tenir lloc al carrer de la ciutat de Granada, quan la víctima es disposava a </text:span><text:span text:style-name="Strong_20_Emphasis"><text:span text:style-name="T3">entrar amb el cotxe al pàrquing</text:span></text:span><text:span text:style-name="T3"> de casa seva i el lladre, aprofitant que tenia la finestreta oberta, el va assaltar, </text:span><text:span text:style-name="Strong_20_Emphasis"><text:span text:style-name="T3">li va robar el telèfon mòbil </text:span></text:span><text:span text:style-name="T3">i va fugir. Per intentar recuperar-lo, </text:span><text:span text:style-name="Strong_20_Emphasis"><text:span text:style-name="T3">l'home el va perseguir</text:span></text:span><text:span text:style-name="T3"> amb el vehicle fins que </text:span><text:span text:style-name="Strong_20_Emphasis"><text:span text:style-name="T3">el va poder atrapar i es va enfrontar amb ell</text:span></text:span><text:span text:style-name="T3">, iniciant-se una violenta baralla.</text:span></text:p>
      <text:p text:style-name="Standard"><text:span text:style-name="T3"/></text:p>
      <text:p text:style-name="Text_20_body">Cops de puny i puntades de peu</text:p>
      <text:p text:style-name="Standard"><text:span text:style-name="T3">El lladre va apallissar brutalment la víctima, de </text:span><text:span text:style-name="Strong_20_Emphasis"><text:span text:style-name="T3">58 anys</text:span></text:span><text:span text:style-name="T3"> i nacionalitat espanyola, donant-li </text:span><text:span text:style-name="Strong_20_Emphasis"><text:span text:style-name="T3">cops de puny i puntades de peu</text:span></text:span><text:span text:style-name="T3"> per tot el cos, deixant-lo greument ferit a terra i marxant sense endur-se el botí. Testimonis dels fets van alertar els serveis d'emergències i, quan els agents dels Mossos van arribar al lloc, van trobar l'home pràcticament inconscient. Encara </text:span><text:span text:style-name="Strong_20_Emphasis"><text:span text:style-name="T3">va poder parlar amb els primers policies</text:span></text:span><text:span text:style-name="T3"> que hi van arribar abans de perdre el coneixement. Els sanitaris del SEM el van aconseguir estabilitzar i el van traslladar en ambulància a l'hospital del Mar de Barcelona, on va ingressar </text:span><text:span text:style-name="Strong_20_Emphasis"><text:span text:style-name="T3">ferit crític</text:span></text:span><text:span text:style-name="T3"> i va entrar en </text:span><text:span text:style-name="Strong_20_Emphasis"><text:span text:style-name="T3">mort cerebral</text:span></text:span><text:span text:style-name="T3"> hores després. Finalment, ha acabat morin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5S</meta:editing-duration>
    <meta:editing-cycles>4</meta:editing-cycles>
    <meta:generator>LibreOffice/5.2.2.2$Windows_x86 LibreOffice_project/8f96e87c890bf8fa77463cd4b640a2312823f3ad</meta:generator>
    <dc:date>2023-09-15T19:40:46.353000000</dc:date>
    <meta:document-statistic meta:table-count="0" meta:image-count="0" meta:object-count="0" meta:page-count="1" meta:paragraph-count="10" meta:word-count="497" meta:character-count="2923" meta:non-whitespace-character-count="2434"/>
    <meta:user-defined meta:name="Info 1"/>
    <meta:user-defined meta:name="Info 2"/>
    <meta:user-defined meta:name="Info 3"/>
    <meta:user-defined meta:name="Info 4"/>
  </office:meta>
</office:document-meta>
</file>